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68ce" officeooo:paragraph-rsid="000768ce" style:font-weight-asian="normal" style:font-weight-complex="normal"/>
    </style:style>
    <style:style style:name="P2" style:family="paragraph" style:parent-style-name="Standard">
      <style:text-properties fo:font-size="12pt" fo:font-weight="normal" officeooo:rsid="000768ce" officeooo:paragraph-rsid="000768ce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768ce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768ce" officeooo:paragraph-rsid="000768ce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text-properties officeooo:paragraph-rsid="000768ce"/>
    </style:style>
    <style:style style:name="P6" style:family="paragraph" style:parent-style-name="Standard" style:list-style-name="L1">
      <style:text-properties fo:font-weight="normal" officeooo:rsid="000768ce" officeooo:paragraph-rsid="000768ce" style:font-weight-asian="normal" style:font-weight-complex="normal"/>
    </style:style>
    <style:style style:name="P7" style:family="paragraph" style:parent-style-name="Standard" style:list-style-name="L1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768ce" officeooo:paragraph-rsid="000768ce" style:font-size-asian="11pt" style:font-style-asian="normal" style:font-weight-asian="normal" style:font-size-complex="11pt" style:font-weight-complex="normal" style:text-emphasize="none"/>
    </style:style>
    <style:style style:name="P8" style:family="paragraph" style:parent-style-name="Standard" style:list-style-name="L1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0768ce" officeooo:paragraph-rsid="000768ce" style:font-size-asian="12pt" style:font-style-asian="normal" style:font-weight-asian="normal" style:font-size-complex="12pt" style:font-weight-complex="normal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0768ce" officeooo:paragraph-rsid="000768ce" style:font-size-asian="12pt" style:font-style-asian="normal" style:font-weight-asian="normal" style:font-size-complex="12pt" style:font-weight-complex="normal" style:text-emphasize="none"/>
    </style:style>
    <style:style style:name="T1" style:family="text">
      <style:text-properties fo:font-size="13pt" style:text-underline-style="solid" style:text-underline-width="auto" style:text-underline-color="font-color" fo:font-weight="bold" officeooo:rsid="000768ce" style:font-size-asian="13pt" style:font-weight-asian="bold" style:font-size-complex="13pt" style:font-weight-complex="bold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style:text-position="super 58%" fo:font-size="13pt" style:text-underline-style="none" style:font-size-asian="13pt" style:font-size-complex="13pt"/>
    </style:style>
    <style:style style:name="T4" style:family="text">
      <style:text-properties fo:color="#000000" style:text-outline="false" style:text-line-through-style="none" style:text-line-through-type="none" style:font-name="Calibri" fo:font-size="7.5pt" fo:font-style="normal" fo:text-shadow="none" style:text-underline-style="none" style:font-size-asian="7.5pt" style:font-style-asian="normal" style:font-size-complex="13pt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size-complex="11pt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768ce" style:font-size-asian="11pt" style:font-style-asian="normal" style:font-weight-asian="normal" style:font-size-complex="11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8" style:family="text">
      <style:text-properties style:text-outline="false" style:text-line-through-style="none" style:text-line-through-type="none" style:font-name="Liberation Serif1" fo:font-style="normal" fo:text-shadow="none" style:text-underline-style="non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super 58%" style:font-name="Liberation Serif1" fo:font-style="normal" fo:text-shadow="none" style:text-underline-style="none" style:font-style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18"/><text:span text:style-name="T1">Sony interview Questions</text:span></text:p>
      <text:p text:style-name="P3"/>
      <text:p text:style-name="P1"><text:span text:style-name="T2">1</text:span><text:span text:style-name="T3">st</text:span><text:span text:style-name="T2"> round :</text:span></text:p>
      <text:p text:style-name="P4"/>
      <text:list xml:id="list2026257266470833480" text:style-name="L1">
        <text:list-item>
          <text:p text:style-name="P6"><text:span text:style-name="T5">explain brief about your self</text:span><text:span text:style-name="T4"> <text:s/>.</text:span></text:p>
        </text:list-item>
        <text:list-item>
          <text:p text:style-name="P7">storage classes in c.</text:p>
        </text:list-item>
        <text:list-item>
          <text:p text:style-name="P7">what is static keyword and how can we extend static variable ?</text:p>
        </text:list-item>
        <text:list-item>
          <text:p text:style-name="P7">if you want to install some source packages what changes should be done in sources.list ?</text:p>
        </text:list-item>
        <text:list-item>
          <text:p text:style-name="P7">write a c program to reverse a string .</text:p>
        </text:list-item>
        <text:list-item>
          <text:p text:style-name="P7">how to find a file in directory by using script file ?</text:p>
        </text:list-item>
        <text:list-item>
          <text:p text:style-name="P8">how we change booting process in target ?</text:p>
        </text:list-item>
      </text:list>
      <text:p text:style-name="P9"/>
      <text:p text:style-name="P2"><text:span text:style-name="T8">2</text:span><text:span text:style-name="T9">nd</text:span><text:span text:style-name="T8"> round :</text:span></text:p>
      <text:p text:style-name="P9"/>
      <text:list xml:id="list155415177304918" text:continue-numbering="true" text:style-name="L1">
        <text:list-item>
          <text:p text:style-name="P7">How are you doing booting in target board ?</text:p>
        </text:list-item>
        <text:list-item>
          <text:p text:style-name="P7">Have you done sd card booting ?</text:p>
        </text:list-item>
        <text:list-item>
          <text:p text:style-name="P7">Read a file and replace a string with other string using shell script .</text:p>
        </text:list-item>
        <text:list-item>
          <text:p text:style-name="P5"><text:span text:style-name="T6"><text:s/></text:span><text:span text:style-name="T7">how we make debian packages ?</text:span></text:p>
        </text:list-item>
        <text:list-item>
          <text:p text:style-name="P7">Why debian packages required ?</text:p>
        </text:list-item>
        <text:list-item>
          <text:p text:style-name="P7">How to cross compile a kernel for target ?</text:p>
        </text:list-item>
        <text:list-item>
          <text:p text:style-name="P7">What is make and cmake ?</text:p>
        </text:list-item>
        <text:list-item>
          <text:p text:style-name="P7">What is staic and dynamic library ?</text:p>
        </text:list-item>
        <text:list-item>
          <text:p text:style-name="P7">What does <text:s/>debian/control <text:s/>contain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1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48:56.319909104</meta:creation-date>
    <dc:date>2019-05-27T12:03:24.920988226</dc:date>
    <meta:editing-duration>PT2M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60" meta:character-count="764" meta:non-whitespace-character-count="613"/>
  </office:meta>
</office:document-meta>
</file>